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i Baiti" svg:font-family="'Microsoft Yi Bait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rsid="00036b89" officeooo:paragraph-rsid="00036b89"/>
    </style:style>
    <style:style style:name="P3" style:family="paragraph" style:parent-style-name="Standard" style:master-page-name="Standard">
      <style:paragraph-properties style:page-number="auto"/>
      <style:text-properties officeooo:rsid="00036b89" officeooo:paragraph-rsid="00036b89"/>
    </style:style>
    <style:style style:name="P4" style:family="paragraph" style:parent-style-name="Standard">
      <style:text-properties officeooo:rsid="00036b89" officeooo:paragraph-rsid="000536eb"/>
    </style:style>
    <style:style style:name="P5" style:family="paragraph" style:parent-style-name="Standard">
      <style:text-properties officeooo:rsid="00036b89" officeooo:paragraph-rsid="00036b89"/>
    </style:style>
    <style:style style:name="P6" style:family="paragraph" style:parent-style-name="Standard">
      <style:text-properties officeooo:rsid="000536eb" officeooo:paragraph-rsid="000536eb"/>
    </style:style>
    <style:style style:name="P7" style:family="paragraph" style:parent-style-name="Standard">
      <style:text-properties officeooo:paragraph-rsid="000536eb"/>
    </style:style>
    <style:style style:name="T1" style:family="text">
      <style:text-properties fo:font-size="9pt" style:font-size-asian="9pt"/>
    </style:style>
    <style:style style:name="T2" style:family="text">
      <style:text-properties officeooo:rsid="000536eb"/>
    </style:style>
    <style:style style:name="T3" style:family="text">
      <style:text-properties officeooo:rsid="00036b89"/>
    </style:style>
    <style:style style:name="T4" style:family="text">
      <style:text-properties officeooo:rsid="000536eb" style:font-name-asian="Times New Roman" style:language-asian="de" style:country-asian="DE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ickzettel Datenbanken</text:p>
      <text:p text:style-name="P2"/>
      <text:p text:style-name="P7"><text:span text:style-name="T3">Roh </text:span><text:span text:style-name="T4">umbennen</text:span><text:span text:style-name="T3"> </text:span></text:p>
      <text:p text:style-name="P4">Pi <text:span text:style-name="T2">Projektion</text:span>, </text:p>
      <text:p text:style-name="P4">Sigma <text:span text:style-name="T2">Suchen</text:span></text:p>
      <text:p text:style-name="P6">Delta Duplikate entfernen</text:p>
      <text:p text:style-name="P6">Gamma gruppieren</text:p>
      <text:p text:style-name="P4"/>
      <text:p text:style-name="P2">ERM <text:span text:style-name="T2">Achte auf Entitäten und Verbindungen</text:span></text:p>
      <text:p text:style-name="P6">Erst fertig wenn alle Entitäten verbunden sind</text:p>
      <text:p text:style-name="P6"/>
      <text:p text:style-name="P2">SQL wichtigste Statements</text:p>
      <text:p text:style-name="P6">SELECT</text:p>
      <text:p text:style-name="P6">UPDATE INTO</text:p>
      <text:p text:style-name="P6">INSERT INTO</text:p>
      <text:p text:style-name="P6">ON DELETE, UPDATE, INSERT <text:s/>CASCADE;</text:p>
      <text:p text:style-name="P6">Das ; NICHT vergessen</text:p>
      <text:p text:style-name="P6">Group By</text:p>
      <text:p text:style-name="P6"/>
      <text:p text:style-name="P6">Statement von (Statement) name1 join (Statement)name2;</text:p>
      <text:p text:style-name="P6"/>
      <text:p text:style-name="P6">Dopplungen in Multimengen erlaubt.</text:p>
      <text:p text:style-name="P6"/>
      <text:p text:style-name="P6">Domäne</text:p>
      <text:p text:style-name="P6">Studet(ID: Integer, name:String, Nachname:String)</text:p>
      <text:p text:style-name="P6"/>
      <text:p text:style-name="P6"><text:tab/>Aggregation (nur numerisch) \\</text:p>
      <text:p text:style-name="P6"><text:tab/>SUM = Summe \\</text:p>
      <text:p text:style-name="P6"><text:tab/>AVG = Durchschnitt \\</text:p>
      <text:p text:style-name="P6"><text:tab/>MIN = Minimum \\</text:p>
      <text:p text:style-name="P6"><text:tab/>MAX = Maximum \\</text:p>
      <text:p text:style-name="P6"><text:tab/>Count = Zählen \\</text:p>
      <text:p text:style-name="P6"><text:tab/>Group by \\</text:p>
      <text:p text:style-name="P2"/>
      <text:p text:style-name="P2">ACID \\</text:p>
      <text:p text:style-name="P2">Transaktion endet mit COMMIT oder ROLEBACK \\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i Baiti" svg:font-family="'Microsoft Yi Bait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false" style:font-name-asian="Arial1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de" fo:country="DE" style:letter-kerning="false" style:font-name-asian="Arial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style:font-name="Arial" fo:font-family="Arial" style:font-family-generic="roman" style:font-pitch="variable" fo:font-size="14pt" fo:font-weight="bold" style:font-name-asian="Microsoft Yi Baiti" style:font-family-asian="'Microsoft Yi Baiti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Microsoft Yi Baiti" style:font-family-asian="'Microsoft Yi Baiti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weight="bold" style:font-name-asian="Microsoft Yi Baiti" style:font-family-asian="'Microsoft Yi Baiti'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2_20_Zchn" style:display-name="Überschrift 2 Zchn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Microsoft Yi Baiti" style:font-family-asian="'Microsoft Yi Baiti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Überschrift_20_1_20_Zchn" style:display-name="Überschrift 1 Zchn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Microsoft Yi Baiti" style:font-family-asian="'Microsoft Yi Baiti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Überschrift_20_3_20_Zchn" style:display-name="Überschrift 3 Zchn" style:family="text" style:parent-style-name="Default_20_Paragraph_20_Font">
      <style:text-properties style:font-name="Arial" fo:font-family="Arial" style:font-family-generic="roman" style:font-pitch="variable" fo:font-weight="bold" style:font-name-asian="Microsoft Yi Baiti" style:font-family-asian="'Microsoft Yi Baiti'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date style:data-style-name="N10121" text:date-value="2021-07-20T21:41:03.760601682">20.07.2021</text:date></text:p>
      </style:header>
      <style:footer>
        <text:p text:style-name="Footer"><text:span text:style-name="MT1">Maximilian Maag<text:tab/></text:span><text:span text:style-name="MT1"><text:file-name text:display="name-and-extension">SPKDB.odt</text:file-name></text:span><text:span text:style-name="MT1">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meta:creation-date>2021-07-19T19:05:17.347361563</meta:creation-date>
    <dc:date>2021-07-20T21:41:03.722610930</dc:date>
    <meta:editing-duration>PT8M54S</meta:editing-duration>
    <meta:generator>LibreOffice/6.4.7.2$Linux_X86_64 LibreOffice_project/40$Build-2</meta:generator>
    <meta:print-date>2021-07-20T21:40:59.198415522</meta:print-date>
    <meta:document-statistic meta:table-count="0" meta:image-count="0" meta:object-count="0" meta:page-count="1" meta:paragraph-count="30" meta:word-count="101" meta:character-count="671" meta:non-whitespace-character-count="590"/>
    <meta:user-defined meta:name="AppVersion">14.0000</meta:user-defined>
    <meta:user-defined meta:name="Company">Nikolauspf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amensvorlage Maximilian Maag" xlink:href=""/>
  </office:meta>
</office:document-meta>
</file>